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tManagement.getMai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Management.getMail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tManagement.getMailetParameters( MailetConfig mailet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etManagement.MailetManagement( MailetConfig mai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